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6.42408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2.19075cm"/>
    </style:style>
    <style:style style:name="ro1" style:family="table-row">
      <style:table-row-properties style:row-height="26.05pt" style:use-optimal-row-height="fals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2.3pt" style:use-optimal-row-height="true" fo:break-before="auto"/>
    </style:style>
    <style:style style:name="ro5" style:family="table-row">
      <style:table-row-properties style:row-height="36.9pt" style:use-optimal-row-height="true" fo:break-before="auto"/>
    </style:style>
    <style:style style:name="ro6" style:family="table-row">
      <style:table-row-properties style:row-height="37pt" style:use-optimal-row-height="false" fo:break-before="auto"/>
    </style:style>
    <style:style style:name="ro7" style:family="table-row">
      <style:table-row-properties style:row-height="73.8pt" style:use-optimal-row-height="true" fo:break-before="auto"/>
    </style:style>
    <style:style style:name="ro8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3">
            <text:p>These instructions explain the requirements for the AFT lifetime allowance charge file termplate.<text:s/>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number-columns-spanned="3" table:number-rows-spanned="1" table:style-name="ce13">
            <text:p>The template this document describes is new and differs to previous versions, with updated fields for the latest civil service-specific Public Service Pensions Remedy adjustments.</text:p>
          </table:table-cell>
          <table:covered-table-cell table:number-columns-repeated="2"/>
          <table:table-cell table:number-columns-repeated="16381" table:style-name="ce2"/>
        </table:table-row>
        <table:table-row table:style-name="ro3">
          <table:table-cell office:value-type="string" table:number-columns-spanned="3" table:number-rows-spanned="1" table:style-name="ce13">
            <text:p>Leaving columns A to K empty will generate an error. If you are only reporting one scheme, rows L and beyond may be left empty.</text:p>
          </table:table-cell>
          <table:covered-table-cell table:number-columns-repeated="2"/>
          <table:table-cell table:number-columns-repeated="16381" table:style-name="ce2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4">
          <table:table-cell office:value-type="string" table:style-name="ce4">
            <text:p>Field 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Format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First name</text:p>
          </table:table-cell>
          <table:table-cell office:value-type="string" table:style-name="ce5">
            <text:p>The member's first name</text:p>
          </table:table-cell>
          <table:table-cell office:value-type="string" table:style-name="ce5">
            <text:p>The member’s first name must be 35 characters or fewer. The member’s first name must only include letters, spaces, or the symbols &amp; - ` ' / . ^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Last name</text:p>
          </table:table-cell>
          <table:table-cell office:value-type="string" table:style-name="ce5">
            <text:p>The member's last name</text:p>
          </table:table-cell>
          <table:table-cell office:value-type="string" table:style-name="ce5">
            <text:p>The member’s last name must be 35 characters or fewer. The member’s first name must only include letters, spaces or the symbols &amp; - ` ' / . ^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National Insurance number</text:p>
          </table:table-cell>
          <table:table-cell office:value-type="string" table:style-name="ce5">
            <text:p>The member's National Insurance number</text:p>
          </table:table-cell>
          <table:table-cell office:value-type="string" table:style-name="ce5">
            <text:p>The National Insurance number must be 2 letters, 6 numbers, then A, B, C or D. For example, QQ123456C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4"/>
          <table:covered-table-cell table:number-columns-repeated="2"/>
          <table:table-cell table:number-columns-repeated="16381"/>
        </table:table-row>
        <table:table-row table:style-name="ro6">
          <table:table-cell office:value-type="string" table:style-name="ce6">
            <text:p>Date of crystallisation</text:p>
          </table:table-cell>
          <table:table-cell office:value-type="string" table:style-name="ce5">
            <text:p>Date of the benefit crystallisation event giving rise to the lifetime allowance charge</text:p>
          </table:table-cell>
          <table:table-cell office:value-type="string" table:style-name="ce7">
            <text:p>The date must include a day, month and year, like 22/04/2022</text:p>
          </table:table-cell>
          <table:table-cell table:number-columns-repeated="16381" table:style-name="ce8"/>
        </table:table-row>
        <table:table-row table:style-name="ro7">
          <table:table-cell office:value-type="string" table:style-name="ce9">
            <text:p>Amount of tax due at 25%</text:p>
          </table:table-cell>
          <table:table-cell office:value-type="string" table:style-name="ce9">
            <text:p>Amount of tax due at 25%</text:p>
          </table:table-cell>
          <table:table-cell office:value-type="string" table:style-name="ce10">
            <text:p>The total tax amount must be an amount of money, like 123.45 or 156.00 <text:s text:c="79"/>The total tax amount must include pence, like 123.45 or 156.00 <text:s text:c="79"/>The total tax amount must be £999999999.99 or less</text:p>
          </table:table-cell>
          <table:table-cell table:number-columns-repeated="16381"/>
        </table:table-row>
        <table:table-row table:style-name="ro7">
          <table:table-cell office:value-type="string" table:style-name="ce9">
            <text:p>Amount of tax due at 55%</text:p>
          </table:table-cell>
          <table:table-cell office:value-type="string" table:style-name="ce9">
            <text:p>Amount of tax due at 55%</text:p>
          </table:table-cell>
          <table:table-cell office:value-type="string" table:style-name="ce10">
            <text:p>The total tax amount must be an amount of money, like 123.45 or 156.00 <text:s text:c="79"/>The total tax amount must include pence, like 123.45 or 156.00 <text:s text:c="79"/>The total tax amount must be £999999999.99 or less</text:p>
          </table:table-cell>
          <table:table-cell table:number-columns-repeated="16381"/>
        </table:table-row>
        <table:table-row table:style-name="ro4">
          <table:table-cell table:number-columns-spanned="3" table:number-rows-spanned="1" table:style-name="ce14"/>
          <table:covered-table-cell table:number-columns-repeated="2"/>
          <table:table-cell table:number-columns-repeated="16381"/>
        </table:table-row>
        <table:table-row table:style-name="ro4">
          <table:table-cell table:number-columns-repeated="3" table:style-name="ce11"/>
          <table:table-cell table:number-columns-repeated="16381" table:style-name="ce12"/>
        </table:table-row>
        <table:table-row table:style-name="ro4">
          <table:table-cell table:number-columns-spanned="3" table:number-rows-spanned="1" table:style-name="ce13"/>
          <table:covered-table-cell table:number-columns-repeated="2"/>
          <table:table-cell table:number-columns-repeated="16381" table:style-name="ce12"/>
        </table:table-row>
        <table:table-row table:number-rows-repeated="2" table:style-name="ro4">
          <table:table-cell table:number-columns-repeated="3" table:style-name="ce11"/>
          <table:table-cell table:number-columns-repeated="16381" table:style-name="ce12"/>
        </table:table-row>
        <table:table-row table:number-rows-repeated="104855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/>
    <dc:creator>DIGITAL317381</dc:creator>
    <meta:creation-date>2021-09-14T09:26:04Z</meta:creation-date>
    <dc:date>2022-12-19T13:34:06Z</dc:date>
    <meta:template xlink:href="" xlink:type="simple"/>
    <meta:editing-cycles>5</meta:editing-cycles>
    <meta:editing-duration>PT4080S</meta:editing-duration>
  </office:meta>
</office:document-meta>
</file>